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10b" officeooo:paragraph-rsid="000011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File RelativePath="..\sources\mainp\actcd.f90"/&gt;</text:p>
      <text:p text:style-name="P1">&lt;File RelativePath="..\sources\mainp\actrot.f90"/&gt;</text:p>
      <text:p text:style-name="P1">&lt;File RelativePath="..\sources\auxil\angeul.f90"/&gt;</text:p>
      <text:p text:style-name="P1">&lt;File RelativePath="..\sources\loads\aplfol.f90"/&gt;</text:p>
      <text:p text:style-name="P1">&lt;File RelativePath="..\sources\loads\area2d.f90"/&gt;</text:p>
      <text:p text:style-name="P1">&lt;File RelativePath="..\sources\loads\areaq.f90"/&gt;</text:p>
      <text:p text:style-name="P1">&lt;File RelativePath="..\sources\mainp\arisfi.f90"/&gt;</text:p>
      <text:p text:style-name="P1">&lt;File RelativePath="..\sources\mainp\arisi0.f90"/&gt;</text:p>
      <text:p text:style-name="P1">&lt;File RelativePath="..\sources\mainp\arisin.f90"/&gt;</text:p>
      <text:p text:style-name="P1">&lt;File RelativePath="..\sources\loads\axepld.f90"/&gt;</text:p>
      <text:p text:style-name="P1">&lt;File RelativePath="..\sources\mainp\beginp.f90"/&gt;</text:p>
      <text:p text:style-name="P1">&lt;File RelativePath="..\sources\lbst\bmem14.f90"/&gt;</text:p>
      <text:p text:style-name="P1">&lt;File RelativePath="..\sources\mainp\byebye.f90"/&gt;</text:p>
      <text:p text:style-name="P1">&lt;File RelativePath="..\sources\input\c_input.f90"/&gt;</text:p>
      <text:p text:style-name="P1">&lt;File RelativePath="..\sources\mainp\ch_d2v.f90"/&gt;</text:p>
      <text:p text:style-name="P1">&lt;File RelativePath="..\sources\mainp\chnode.f90"/&gt;</text:p>
      <text:p text:style-name="P1">&lt;File RelativePath="..\sources\auxil\close1.f90"/&gt;</text:p>
      <text:p text:style-name="P1">&lt;File RelativePath="..\sources\mainp\closef.f90"/&gt;</text:p>
      <text:p text:style-name="P1">&lt;File RelativePath="..\sources\mainp\cms_db.f90"/&gt;</text:p>
      <text:p text:style-name="P1">&lt;File RelativePath="..\sources\solve\colsol.f90"/&gt;</text:p>
      <text:p text:style-name="P1">&lt;File RelativePath="..\sources\auxil\compare_faces.f90"/&gt;</text:p>
      <text:p text:style-name="P1">&lt;File RelativePath="..\sources\mainp\conini.f90"/&gt;</text:p>
      <text:p text:style-name="P1">&lt;File RelativePath="..\sources\mainp\coninp.f90"/&gt;</text:p>
      <text:p text:style-name="P1">&lt;File RelativePath="..\sources\cont3\cont3_db.f90"/&gt;</text:p>
      <text:p text:style-name="P1">&lt;File RelativePath="..\sources\cont3\conta3.f90"/&gt;</text:p>
      <text:p text:style-name="P1">&lt;File RelativePath="..\sources\mainp\contac.f90"/&gt;</text:p>
      <text:p text:style-name="P1">&lt;File RelativePath="..\sources\mainp\contol.f90"/&gt;</text:p>
      <text:p text:style-name="P1">&lt;File RelativePath="..\sources\mainp\coords.f90"/&gt;</text:p>
      <text:p text:style-name="P1">&lt;File RelativePath="..\sources\mainp\coract.f90"/&gt;</text:p>
      <text:p text:style-name="P1">&lt;File RelativePath="..\sources\matdb\core06ps.f90"/&gt;</text:p>
      <text:p text:style-name="P1">&lt;File RelativePath="..\sources\matdb\corr05.f90"/&gt;</text:p>
      <text:p text:style-name="P1">&lt;File RelativePath="..\sources\matdb\corr17.f90"/&gt;</text:p>
      <text:p text:style-name="P1">&lt;File RelativePath="..\sources\matdb\corr18.f90"/&gt;</text:p>
      <text:p text:style-name="P1">&lt;File RelativePath="..\sources\matdb\corr18k.f90"/&gt;</text:p>
      <text:p text:style-name="P1">&lt;File RelativePath="..\sources\cont3\csdata.f90"/&gt;</text:p>
      <text:p text:style-name="P1">&lt;File RelativePath="..\sources\mainp\ctrl_db.f90"&gt;</text:p>
      <text:p text:style-name="P1"/>
      <text:p text:style-name="P1">&lt;FileConfiguration Name="Release Parallel|Win32"&gt;</text:p>
      <text:p text:style-name="P1">&lt;Tool Name="VFFortranCompilerTool" UseProcessorExtensions="codeExclusivelySSE42"/&gt;</text:p>
      <text:p text:style-name="P1">&lt;/FileConfiguration&gt;&lt;FileConfiguration Name="release parallel 64|Win32"&gt;&lt;Tool Name="VFFortranCompilerTool" UseProcessorExtensions="codeExclusivelySSE42"/&gt;</text:p>
      <text:p text:style-name="P1">&lt;/FileConfiguration&gt;&lt;/File&gt;</text:p>
      <text:p text:style-name="P1"/>
      <text:p text:style-name="P1">&lt;File RelativePath="..\sources\beame\cuate8.f90"/&gt;</text:p>
      <text:p text:style-name="P1">&lt;File RelativePath="..\sources\mainp\curv_db.f90"/&gt;</text:p>
      <text:p text:style-name="P1">&lt;File RelativePath="..\sources\mainp\damp_db.f90"/&gt;</text:p>
      <text:p text:style-name="P1">&lt;File RelativePath="..\sources\mainp\dampin.f90"/&gt;</text:p>
      <text:p text:style-name="P1">&lt;File RelativePath="..\sources\mainp\data_inp.f90"/&gt;</text:p>
      <text:p text:style-name="P1">&lt;File RelativePath="..\sources\drawb\db3_db.f90"/&gt;</text:p>
      <text:p text:style-name="P1"><text:soft-page-break/>&lt;File RelativePath="..\sources\drawb\dbea3d.f90"/&gt;</text:p>
      <text:p text:style-name="P1">&lt;File RelativePath="..\sources\loads\dedge0.f90"/&gt;</text:p>
      <text:p text:style-name="P1">&lt;File RelativePath="..\sources\loads\dedge1.f90"/&gt;</text:p>
      <text:p text:style-name="P1">&lt;File RelativePath="..\sources\input\defnam.f90"/&gt;</text:p>
      <text:p text:style-name="P1">&lt;File RelativePath="..\sources\remesh\del_e_mrea.f90"/&gt;</text:p>
      <text:p text:style-name="P1">&lt;File RelativePath="..\sources\mainp\delnod.f90"/&gt;</text:p>
      <text:p text:style-name="P1">&lt;File RelativePath="..\sources\remesh\deloln.f90"/&gt;</text:p>
      <text:p text:style-name="P1">&lt;File RelativePath="..\sources\auxil\det2.f90"/&gt;</text:p>
      <text:p text:style-name="P1">&lt;File RelativePath="..\sources\remesh\dispcrv.f90"/&gt;</text:p>
      <text:p text:style-name="P1">&lt;File RelativePath="..\sources\remesh\dspval.f90"/&gt;</text:p>
      <text:p text:style-name="P1">&lt;File RelativePath="..\sources\loads\dsurf0.f90"/&gt;</text:p>
      <text:p text:style-name="P1">&lt;File RelativePath="..\sources\loads\dsurf1.f90"/&gt;</text:p>
      <text:p text:style-name="P1">&lt;File RelativePath="..\sources\mainp\dump_cm.f90"/&gt;</text:p>
      <text:p text:style-name="P1">&lt;File RelativePath="..\sources\mainp\dump_kc.f90"/&gt;</text:p>
      <text:p text:style-name="P1">&lt;File RelativePath="..\sources\mainp\dumpin.f90"/&gt;</text:p>
      <text:p text:style-name="P1">&lt;File RelativePath="..\sources\mainp\dynamic.f90"/&gt;</text:p>
      <text:p text:style-name="P1">&lt;File RelativePath="..\sources\nbst\eige17.f90"/&gt;</text:p>
      <text:p text:style-name="P1">&lt;File RelativePath="..\sources\spot\ele01_db.f90"/&gt;</text:p>
      <text:p text:style-name="P1">&lt;File RelativePath="..\sources\truss\ele02_db.f90"/&gt;</text:p>
      <text:p text:style-name="P1">&lt;File RelativePath="..\sources\ssolag\ele04_db.f90"/&gt;</text:p>
      <text:p text:style-name="P1">&lt;File RelativePath="..\sources\beame\ele08_db.f90"/&gt;</text:p>
      <text:p text:style-name="P1">&lt;File RelativePath="..\sources\rigid\ele10_db.f90"/&gt;</text:p>
      <text:p text:style-name="P1">&lt;File RelativePath="..\sources\nbst\ele13_db.f90"/&gt;</text:p>
      <text:p text:style-name="P1">&lt;File RelativePath="..\sources\solag\ele18_db.f90"/&gt;</text:p>
      <text:p text:style-name="P1">&lt;File RelativePath="..\sources\ssolag\elem04.f90"/&gt;</text:p>
      <text:p text:style-name="P1">&lt;File RelativePath="..\sources\rigid\elem10.f90"/&gt;</text:p>
      <text:p text:style-name="P1">&lt;File RelativePath="..\sources\nbst\elem13.f90"/&gt;</text:p>
      <text:p text:style-name="P1">&lt;File RelativePath="..\sources\solag\elem18.f90"/&gt;</text:p>
      <text:p text:style-name="P1">&lt;File RelativePath="..\sources\mainp\elemnt.f90"/&gt;</text:p>
      <text:p text:style-name="P1">&lt;File RelativePath="..\sources\spot\elemt1.f90"/&gt;</text:p>
      <text:p text:style-name="P1">&lt;File RelativePath="..\sources\truss\elemt2.f90"/&gt;</text:p>
      <text:p text:style-name="P1">&lt;File RelativePath="..\sources\beame\elemt8.f90"/&gt;</text:p>
      <text:p text:style-name="P1">&lt;File RelativePath="..\sources\mainp\elmdat.f90"/&gt;</text:p>
      <text:p text:style-name="P1">&lt;File RelativePath="..\sources\mainp\endstr.f90"/&gt;</text:p>
      <text:p text:style-name="P1">&lt;File RelativePath="..\sources\auxil\ensmal.f90"/&gt;</text:p>
      <text:p text:style-name="P1">&lt;File RelativePath="..\sources\solve\ensmat.f90"/&gt;</text:p>
      <text:p text:style-name="P1">&lt;File RelativePath="..\sources\auxil\ensvec.f90"/&gt;</text:p>
      <text:p text:style-name="P1">&lt;File RelativePath="..\sources\mainp\eqnums.f90"&gt;</text:p>
      <text:p text:style-name="P1"/>
      <text:p text:style-name="P1">&lt;FileConfiguration Name="Release Parallel|Win32"&gt;</text:p>
      <text:p text:style-name="P1">&lt;Tool Name="VFFortranCompilerTool" Optimization="optimizeDisabled"/&gt;&lt;/FileConfiguration&gt;&lt;FileConfiguration Name="release parallel 64|Win32"&gt;&lt;Tool Name="VFFortranCompilerTool" Optimization="optimizeDisabled"/&gt;&lt;/FileConfiguration&gt;&lt;/File&gt;</text:p>
      <text:p text:style-name="P1"/>
      <text:p text:style-name="P1">&lt;File RelativePath="..\sources\mainp\esets_db.f90"/&gt;</text:p>
      <text:p text:style-name="P1">&lt;File RelativePath="..\sources\remesh\exnods.f90"/&gt;</text:p>
      <text:p text:style-name="P1">&lt;File RelativePath="..\sources\mainp\explit.f90"/&gt;</text:p>
      <text:p text:style-name="P1">&lt;File RelativePath="..\sources\mainp\export_db.f90"/&gt;</text:p>
      <text:p text:style-name="P1"><text:soft-page-break/>&lt;File RelativePath="..\sources\beame\expot8.f90"/&gt;</text:p>
      <text:p text:style-name="P1">&lt;File RelativePath="..\sources\mainp\fixdpd.f90"/&gt;</text:p>
      <text:p text:style-name="P1">&lt;File RelativePath="..\sources\mainp\fixrfd.f90"/&gt;</text:p>
      <text:p text:style-name="P1">&lt;File RelativePath="..\sources\mainp\fixsld.f90"/&gt;</text:p>
      <text:p text:style-name="P1">&lt;File RelativePath="..\sources\mainp\fixva0.f90"/&gt;</text:p>
      <text:p text:style-name="P1">&lt;File RelativePath="..\sources\mainp\Fixval.f90"/&gt;</text:p>
      <text:p text:style-name="P1">&lt;File RelativePath="..\sources\matdb\flc_db.f90"/&gt;</text:p>
      <text:p text:style-name="P1">&lt;File RelativePath="..\sources\remesh\fnod_fix.f90"/&gt;</text:p>
      <text:p text:style-name="P1">&lt;File RelativePath="..\sources\scpr03\form_patch_lib.f90"/&gt;</text:p>
      <text:p text:style-name="P1">&lt;File RelativePath="..\sources\mainp\functa.f90"/&gt;</text:p>
      <text:p text:style-name="P1">&lt;File RelativePath="..\sources\mainp\functs.f90"/&gt;</text:p>
      <text:p text:style-name="P1">&lt;File RelativePath="..\sources\auxil\gaussq.f90"/&gt;</text:p>
      <text:p text:style-name="P1">&lt;File RelativePath="..\sources\lbst\gentbs.f90"/&gt;</text:p>
      <text:p text:style-name="P1">&lt;File RelativePath="..\sources\remesh\get_ifxb.f90"/&gt;</text:p>
      <text:p text:style-name="P1">&lt;File RelativePath="..\sources\cont3\getnod.f90"/&gt;</text:p>
      <text:p text:style-name="P1">&lt;File RelativePath="..\sources\mainp\gvar_db.f90"/&gt;</text:p>
      <text:p text:style-name="P1">&lt;File RelativePath="..\sources\mainp\histor.f90"/&gt;</text:p>
      <text:p text:style-name="P1">&lt;File RelativePath="..\sources\rigid\hmin.f90"/&gt;</text:p>
      <text:p text:style-name="P1">&lt;File RelativePath="..\sources\loads\hydf_db.f90"/&gt;</text:p>
      <text:p text:style-name="P1">&lt;File RelativePath="..\sources\input\idntdt.f90"/&gt;</text:p>
      <text:p text:style-name="P1">&lt;File RelativePath="..\sources\mainp\ifx_db.f90"/&gt;</text:p>
      <text:p text:style-name="P1">&lt;File RelativePath="..\sources\mainp\imcoor.f90"/&gt;</text:p>
      <text:p text:style-name="P1">&lt;File RelativePath="..\sources\mainp\immtsc.f90"/&gt;</text:p>
      <text:p text:style-name="P1">&lt;File RelativePath="..\sources\mainp\impfix.f90"/&gt;</text:p>
      <text:p text:style-name="P1">&lt;File RelativePath="..\sources\mainp\import.f90"/&gt;</text:p>
      <text:p text:style-name="P1">&lt;File RelativePath="..\sources\auxil\inc_mint.f90"/&gt;</text:p>
      <text:p text:style-name="P1">&lt;File RelativePath="..\sources\auxil\inc_mrea.f90"/&gt;</text:p>
      <text:p text:style-name="P1">&lt;File RelativePath="..\sources\auxil\inc_vboo.f90"/&gt;</text:p>
      <text:p text:style-name="P1">&lt;File RelativePath="..\sources\auxil\inc_vcha.f90"/&gt;</text:p>
      <text:p text:style-name="P1">&lt;File RelativePath="..\sources\auxil\inc_vint.f90"/&gt;</text:p>
      <text:p text:style-name="P1">&lt;File RelativePath="..\sources\auxil\inc_vrea.f90"/&gt;</text:p>
      <text:p text:style-name="P1">&lt;File RelativePath="..\sources\mainp\incdlt.f90"/&gt;</text:p>
      <text:p text:style-name="P1">&lt;File RelativePath="..\sources\mainp\inisld.f90"/&gt;</text:p>
      <text:p text:style-name="P1">&lt;File RelativePath="..\sources\mainp\initial_comp.f90"/&gt;</text:p>
      <text:p text:style-name="P1">&lt;File RelativePath="..\sources\ssolag\Inpd04.f90"/&gt;</text:p>
      <text:p text:style-name="P1">&lt;File RelativePath="..\sources\rigid\inpd10.f90"/&gt;</text:p>
      <text:p text:style-name="P1">&lt;File RelativePath="..\sources\nbst\inpd13.f90"/&gt;</text:p>
      <text:p text:style-name="P1">&lt;File RelativePath="..\sources\solag\inpd18.f90"/&gt;</text:p>
      <text:p text:style-name="P1">&lt;File RelativePath="..\sources\spot\inpda1.f90"/&gt;</text:p>
      <text:p text:style-name="P1">&lt;File RelativePath="..\sources\truss\inpda2.f90"/&gt;</text:p>
      <text:p text:style-name="P1">&lt;File RelativePath="..\sources\beame\inpda8.f90"/&gt;</text:p>
      <text:p text:style-name="P1">&lt;File RelativePath="..\sources\mainp\inpdat.f90"/&gt;</text:p>
      <text:p text:style-name="P1">&lt;File RelativePath="..\sources\mainp\inrotm.f90"/&gt;</text:p>
      <text:p text:style-name="P1">&lt;File RelativePath="..\sources\drawb\insidf.f90"/&gt;</text:p>
      <text:p text:style-name="P1">&lt;File RelativePath="..\sources\mainp\intime.f90"/&gt;</text:p>
      <text:p text:style-name="P1">&lt;File RelativePath="..\sources\auxil\inttoch.f90"/&gt;</text:p>
      <text:p text:style-name="P1">&lt;File RelativePath="..\sources\auxil\invmtx.f90"/&gt;</text:p>
      <text:p text:style-name="P1">&lt;File RelativePath="..\sources\matdb\isoha14.f90"/&gt;</text:p>
      <text:p text:style-name="P1">&lt;File RelativePath="..\sources\auxil\jacob3.f90"/&gt;</text:p>
      <text:p text:style-name="P1"><text:soft-page-break/>&lt;File RelativePath="..\sources\auxil\jacob5.f90"/&gt;</text:p>
      <text:p text:style-name="P1">&lt;File RelativePath="..\sources\mainp\kinc_db.f90"/&gt;</text:p>
      <text:p text:style-name="P1">&lt;File RelativePath="..\sources\mainp\kind_param.f90"/&gt;</text:p>
      <text:p text:style-name="P1">&lt;File RelativePath="..\sources\lbst\lgst14.f90"/&gt;</text:p>
      <text:p text:style-name="P1">&lt;File RelativePath="..\sources\mainp\line_db.f90"/&gt;</text:p>
      <text:p text:style-name="P1">&lt;File RelativePath="..\sources\drawb\linequ.f90"/&gt;</text:p>
      <text:p text:style-name="P1">&lt;File RelativePath="..\sources\drawb\linint.f90"/&gt;</text:p>
      <text:p text:style-name="P1">&lt;File RelativePath="..\sources\input\lispa0.f90"/&gt;</text:p>
      <text:p text:style-name="P1">&lt;File RelativePath="..\sources\loads\loa_db.f90"/&gt;</text:p>
      <text:p text:style-name="P1">&lt;File RelativePath="..\sources\loads\loadfl.f90"/&gt;</text:p>
      <text:p text:style-name="P1">&lt;File RelativePath="..\sources\loads\Loadpl.f90"/&gt;</text:p>
      <text:p text:style-name="P1">&lt;File RelativePath="..\sources\loads\loaini.f90"/&gt;</text:p>
      <text:p text:style-name="P1">&lt;File RelativePath="..\sources\auxil\lumas5.f90"/&gt;</text:p>
      <text:p text:style-name="P1">&lt;File RelativePath="..\sources\solve\lump_mass.f90"/&gt;</text:p>
      <text:p text:style-name="P1">&lt;File RelativePath="..\sources\mainp\mainpg.f90"/&gt;</text:p>
      <text:p text:style-name="P1">&lt;File RelativePath="..\sources\solve\masaux.f90"/&gt;</text:p>
      <text:p text:style-name="P1">&lt;File RelativePath="..\sources\mainp\masmtx.f90"/&gt;</text:p>
      <text:p text:style-name="P1">&lt;File RelativePath="..\sources\matdb\mat_dba.f90"/&gt;</text:p>
      <text:p text:style-name="P1">&lt;File RelativePath="..\sources\remesh\meshmo_db.f90"/&gt;</text:p>
      <text:p text:style-name="P1">&lt;File RelativePath="..\sources\remesh\mshcri.f90"/&gt;</text:p>
      <text:p text:style-name="P1">&lt;File RelativePath="..\sources\mainp\name_db.f90"/&gt;</text:p>
      <text:p text:style-name="P1">&lt;File RelativePath="..\sources\mainp\nar_db.f90"/&gt;</text:p>
      <text:p text:style-name="P1">&lt;File RelativePath="..\sources\mainp\ndinf_db.f90"/&gt;</text:p>
      <text:p text:style-name="P1">&lt;File RelativePath="..\sources\mainp\ndp_db.f90"/&gt;</text:p>
      <text:p text:style-name="P1">&lt;File RelativePath="..\sources\cont3\nearsa.f90"/&gt;</text:p>
      <text:p text:style-name="P1">&lt;File RelativePath="..\sources\mainp\nes_db.f90"/&gt;</text:p>
      <text:p text:style-name="P1">&lt;File RelativePath="..\sources\remesh\newfix.f90"/&gt;</text:p>
      <text:p text:style-name="P1">&lt;File RelativePath="..\sources\mainp\newprb.f90"/&gt;</text:p>
      <text:p text:style-name="P1">&lt;File RelativePath="..\sources\mainp\newstr.f90"/&gt;</text:p>
      <text:p text:style-name="P1">&lt;File RelativePath="..\sources\remesh\nodfnd.f90"/&gt;</text:p>
      <text:p text:style-name="P1">&lt;File RelativePath="..\sources\auxil\nonear.f90"/&gt;</text:p>
      <text:p text:style-name="P1">&lt;File RelativePath="..\sources\mainp\npo_db.f90"/&gt;</text:p>
      <text:p text:style-name="P1">&lt;File RelativePath="..\sources\mainp\nsets_db.f90"/&gt;</text:p>
      <text:p text:style-name="P1">&lt;File RelativePath="..\sources\mainp\nsld_db.f90"/&gt;</text:p>
      <text:p text:style-name="P1">&lt;File RelativePath="..\sources\auxil\number.f90"/&gt;</text:p>
      <text:p text:style-name="P1">&lt;File RelativePath="..\sources\mainp\nvdamp.f90"/&gt;</text:p>
      <text:p text:style-name="P1">&lt;File RelativePath="..\sources\mainp\outdyn.f90"&gt;</text:p>
      <text:p text:style-name="P1"/>
      <text:p text:style-name="P1">&lt;FileConfiguration Name="Release Parallel|Win32"&gt;</text:p>
      <text:p text:style-name="P1">&lt;Tool Name="VFFortranCompilerTool" Optimization="optimizeDisabled"/&gt;&lt;/FileConfiguration&gt;&lt;FileConfiguration Name="release parallel 64|Win32"&gt;&lt;Tool Name="VFFortranCompilerTool" Optimization="optimizeDisabled"/&gt;&lt;/FileConfiguration&gt;&lt;/File&gt;</text:p>
      <text:p text:style-name="P1"/>
      <text:p text:style-name="P1">&lt;File RelativePath="..\sources\mainp\outp_db.f90"/&gt;</text:p>
      <text:p text:style-name="P1">&lt;File RelativePath="..\sources\mainp\param_db.f90"/&gt;</text:p>
      <text:p text:style-name="P1">&lt;File RelativePath="..\sources\remesh\plines.f90"/&gt;</text:p>
      <text:p text:style-name="P1">&lt;File RelativePath="..\sources\matdb\posin1.f90"/&gt;</text:p>
      <text:p text:style-name="P1">&lt;File RelativePath="..\sources\mainp\predic.f90"/&gt;</text:p>
      <text:p text:style-name="P1"><text:soft-page-break/>&lt;File RelativePath="..\sources\remesh\pregid.f90"/&gt;</text:p>
      <text:p text:style-name="P1">&lt;File RelativePath="..\sources\auxil\princi.f90"/&gt;</text:p>
      <text:p text:style-name="P1">&lt;File RelativePath="..\sources\lbst\projq4.f90"/&gt;</text:p>
      <text:p text:style-name="P1">&lt;File RelativePath="..\sources\auxil\proma1.f90"/&gt;</text:p>
      <text:p text:style-name="P1">&lt;File RelativePath="..\sources\auxil\proma2.f90"/&gt;</text:p>
      <text:p text:style-name="P1">&lt;File RelativePath="..\sources\auxil\proma3.f90"/&gt;</text:p>
      <text:p text:style-name="P1">&lt;File RelativePath="..\sources\auxil\proma4.f90"/&gt;</text:p>
      <text:p text:style-name="P1">&lt;File RelativePath="..\sources\mainp\pstatic.f90"/&gt;</text:p>
      <text:p text:style-name="P1">&lt;File RelativePath="..\sources\loads\pyrmd4.f90"/&gt;</text:p>
      <text:p text:style-name="P1">&lt;File RelativePath="..\sources\remesh\qloop.f90"/&gt;</text:p>
      <text:p text:style-name="P1">&lt;File RelativePath="..\sources\mainp\rdconm.f90"/&gt;</text:p>
      <text:p text:style-name="P1">&lt;File RelativePath="..\sources\mainp\rdcoor.f90"/&gt;</text:p>
      <text:p text:style-name="P1">&lt;File RelativePath="..\sources\mainp\rdcurv.f90"/&gt;</text:p>
      <text:p text:style-name="P1">&lt;File RelativePath="..\sources\matdb\rdflc.f90"/&gt;</text:p>
      <text:p text:style-name="P1">&lt;File RelativePath="..\sources\loads\rdfoll.f90"/&gt;</text:p>
      <text:p text:style-name="P1">&lt;File RelativePath="..\sources\loads\rdhyd2d.f90"/&gt;</text:p>
      <text:p text:style-name="P1">&lt;File RelativePath="..\sources\loads\rdload.f90"/&gt;</text:p>
      <text:p text:style-name="P1">&lt;File RelativePath="..\sources\remesh\rdmeshmo.f90"/&gt;</text:p>
      <text:p text:style-name="P1">&lt;File RelativePath="..\sources\mainp\rdrfd0.f90"/&gt;</text:p>
      <text:p text:style-name="P1">&lt;File RelativePath="..\sources\mainp\rdrfdp.f90"/&gt;</text:p>
      <text:p text:style-name="P1">&lt;File RelativePath="..\sources\drawb\rdsegs.f90"/&gt;</text:p>
      <text:p text:style-name="P1">&lt;File RelativePath="..\sources\mainp\rdsldn.f90"/&gt;</text:p>
      <text:p text:style-name="P1">&lt;File RelativePath="..\sources\mainp\rdvel0.f90"/&gt;</text:p>
      <text:p text:style-name="P1">&lt;File RelativePath="..\sources\mainp\rdvelr.f90"/&gt;</text:p>
      <text:p text:style-name="P1">&lt;File RelativePath="..\sources\mainp\rdvels.f90"/&gt;</text:p>
      <text:p text:style-name="P1">&lt;File RelativePath="..\sources\mainp\readp0.f90"/&gt;</text:p>
      <text:p text:style-name="P1">&lt;File RelativePath="..\sources\mainp\readpd.f90"/&gt;</text:p>
      <text:p text:style-name="P1">&lt;File RelativePath="..\sources\mainp\reasdf.f90"/&gt;</text:p>
      <text:p text:style-name="P1">&lt;File RelativePath="..\sources\solve\reduce_mass.f90"/&gt;</text:p>
      <text:p text:style-name="P1">&lt;File RelativePath="..\sources\auxil\rembln.f90"/&gt;</text:p>
      <text:p text:style-name="P1">&lt;File RelativePath="..\sources\remesh\remesh.f90"/&gt;</text:p>
      <text:p text:style-name="P1">&lt;File RelativePath="..\sources\solve\renum0.f90"/&gt;</text:p>
      <text:p text:style-name="P1">&lt;File RelativePath="..\sources\solve\renum1.f90"/&gt;</text:p>
      <text:p text:style-name="P1">&lt;File RelativePath="..\sources\solve\renum2.f90"/&gt;</text:p>
      <text:p text:style-name="P1">&lt;File RelativePath="..\sources\solve\renum3.f90"/&gt;</text:p>
      <text:p text:style-name="P1">&lt;File RelativePath="..\sources\solve\renum4.f90"/&gt;</text:p>
      <text:p text:style-name="P1">&lt;File RelativePath="..\sources\solve\renumn.f90"/&gt;</text:p>
      <text:p text:style-name="P1">&lt;File RelativePath="..\sources\mainp\rest_cm.f90"/&gt;</text:p>
      <text:p text:style-name="P1">&lt;File RelativePath="..\sources\mainp\rest_el.f90"/&gt;</text:p>
      <text:p text:style-name="P1">&lt;File RelativePath="..\sources\mainp\rest_kc.f90"/&gt;</text:p>
      <text:p text:style-name="P1">&lt;File RelativePath="..\sources\mainp\restar.f90"/&gt;</text:p>
      <text:p text:style-name="P1">&lt;File RelativePath="..\sources\mainp\rfdp_db.f90"/&gt;</text:p>
      <text:p text:style-name="P1">&lt;File RelativePath="..\sources\rigid\rigbdc.f90"/&gt;</text:p>
      <text:p text:style-name="P1">&lt;File RelativePath="..\sources\remesh\rmctrln.f90"/&gt;</text:p>
      <text:p text:style-name="P1">&lt;File RelativePath="..\sources\remesh\rnmesh.f90"/&gt;</text:p>
      <text:p text:style-name="P1">&lt;File RelativePath="..\sources\matdb\rubber1d.f90"/&gt;</text:p>
      <text:p text:style-name="P1">&lt;File RelativePath="..\sources\matdb\rubber2d.f90"/&gt;</text:p>
      <text:p text:style-name="P1">&lt;File RelativePath="..\sources\matdb\rubberps.f90"/&gt;</text:p>
      <text:p text:style-name="P1">&lt;File RelativePath="..\sources\input\runen23.f90"/&gt;</text:p>
      <text:p text:style-name="P1"><text:soft-page-break/>&lt;File RelativePath="..\sources\mainp\rve_db.f90"/&gt;</text:p>
      <text:p text:style-name="P1">&lt;File RelativePath="..\sources\mainp\scale_mass.f90"/&gt;</text:p>
      <text:p text:style-name="P1">&lt;File RelativePath="..\sources\mainp\screin.f90"&gt;</text:p>
      <text:p text:style-name="P1"/>
      <text:p text:style-name="P1">&lt;FileConfiguration Name="Release Parallel|Win32"&gt;&lt;Tool Name="VFFortranCompilerTool" Optimization="optimizeDisabled"/&gt;&lt;/FileConfiguration&gt;&lt;FileConfiguration Name="release parallel 64|Win32"&gt;&lt;Tool Name="VFFortranCompilerTool" Optimization="optimizeDisabled"/&gt;&lt;/FileConfiguration&gt;&lt;/File&gt;</text:p>
      <text:p text:style-name="P1">&lt;File RelativePath="..\sources\auxil\shape1.f90"/&gt;</text:p>
      <text:p text:style-name="P1">&lt;File RelativePath="..\sources\auxil\shape3.f90"/&gt;</text:p>
      <text:p text:style-name="P1">&lt;File RelativePath="..\sources\auxil\shape4.f90"/&gt;</text:p>
      <text:p text:style-name="P1">&lt;File RelativePath="..\sources\auxil\shape5.f90"/&gt;</text:p>
      <text:p text:style-name="P1">&lt;File RelativePath="..\sources\auxil\shape7.f90"/&gt;</text:p>
      <text:p text:style-name="P1">&lt;File RelativePath="..\sources\auxil\shape9.f90"/&gt;</text:p>
      <text:p text:style-name="P1">&lt;File RelativePath="..\sources\mainp\slmass.f90"/&gt;</text:p>
      <text:p text:style-name="P1">&lt;File RelativePath="..\sources\mainp\sms_db.f90"/&gt;</text:p>
      <text:p text:style-name="P1">&lt;File RelativePath="..\sources\remesh\solrem.f90"/&gt;</text:p>
      <text:p text:style-name="P1">&lt;File RelativePath="..\sources\remesh\sortlb.f90"/&gt;</text:p>
      <text:p text:style-name="P1">&lt;File RelativePath="..\sources\auxil\sortnd.f90"/&gt;</text:p>
      <text:p text:style-name="P1">&lt;File RelativePath="..\sources\scpr03\spr_constants.f90"/&gt;</text:p>
      <text:p text:style-name="P1">&lt;File RelativePath="..\sources\scpr03\spr_elem_type_db.f90"/&gt;</text:p>
      <text:p text:style-name="P1">&lt;File RelativePath="..\sources\scpr03\spr_lib.f90"/&gt;</text:p>
      <text:p text:style-name="P1">&lt;File RelativePath="..\sources\scpr03\spr_type_db.f90"/&gt;</text:p>
      <text:p text:style-name="P1">&lt;File RelativePath="..\sources\mainp\srtind.f90"/&gt;</text:p>
      <text:p text:style-name="P1">&lt;File RelativePath="..\sources\mainp\static_db.f90"/&gt;</text:p>
      <text:p text:style-name="P1">&lt;File RelativePath="..\sources\truss\stre02_1.f90"/&gt;</text:p>
      <text:p text:style-name="P1">&lt;File RelativePath="..\sources\truss\stre02_6.f90"/&gt;</text:p>
      <text:p text:style-name="P1">&lt;File RelativePath="..\sources\matdb\stre14.f90"/&gt;</text:p>
      <text:p text:style-name="P1">&lt;File RelativePath="..\sources\auxil\surf03.f90"/&gt;</text:p>
      <text:p text:style-name="P1">&lt;File RelativePath="..\sources\auxil\surf05.f90"/&gt;</text:p>
      <text:p text:style-name="P1">&lt;File RelativePath="..\sources\mainp\surf_db.f90"/&gt;</text:p>
      <text:p text:style-name="P1">&lt;File RelativePath="..\sources\mainp\sxplit.f90"/&gt;</text:p>
      <text:p text:style-name="P1">&lt;File RelativePath="..\sources\loads\tetr.f90"/&gt;</text:p>
      <text:p text:style-name="P1">&lt;File RelativePath="..\sources\mainp\timerst.f90"/&gt;</text:p>
      <text:p text:style-name="P1">&lt;File RelativePath="..\sources\mainp\timing.f90"/&gt;</text:p>
      <text:p text:style-name="P1">&lt;File RelativePath="..\sources\mainp\timuse.f90"/&gt;</text:p>
      <text:p text:style-name="P1">&lt;File RelativePath="..\sources\remesh\transf.f90"/&gt;</text:p>
      <text:p text:style-name="P1">&lt;File RelativePath="..\sources\remesh\transf1.f90"/&gt;</text:p>
      <text:p text:style-name="P1">&lt;File RelativePath="..\sources\scpr03\transf_g.f90"/&gt;</text:p>
      <text:p text:style-name="P1">&lt;File RelativePath="..\sources\mainp\translate.f90"/&gt;</text:p>
      <text:p text:style-name="P1">&lt;File RelativePath="..\sources\mainp\trarot.f90"/&gt;</text:p>
      <text:p text:style-name="P1">&lt;File RelativePath="..\sources\scpr03\trian.f90"/&gt;</text:p>
      <text:p text:style-name="P1">&lt;File RelativePath="..\sources\solve\ubicmx.f90"/&gt;</text:p>
      <text:p text:style-name="P1">&lt;File RelativePath="..\sources\matdb\ud_corr_30.f90"/&gt;</text:p>
      <text:p text:style-name="P1">&lt;File RelativePath="..\sources\matdb\ud_sh2_out.f90"/&gt;</text:p>
      <text:p text:style-name="P1">&lt;File RelativePath="..\sources\matdb\ud_shell_2.f90"/&gt;</text:p>
      <text:p text:style-name="P1">&lt;File RelativePath="..\sources\matdb\ud_solid_3.f90"/&gt;</text:p>
      <text:p text:style-name="P1">&lt;File RelativePath="..\sources\mainp\updlon_kc.f90"/&gt;</text:p>
      <text:p text:style-name="P1">&lt;File RelativePath="..\sources\auxil\vecasi.f90"/&gt;</text:p>
      <text:p text:style-name="P1"><text:soft-page-break/>&lt;File RelativePath="..\sources\auxil\vecpro.f90"/&gt;</text:p>
      <text:p text:style-name="P1">&lt;File RelativePath="..\sources\auxil\vecuni.f90"/&gt;</text:p>
      <text:p text:style-name="P1">&lt;File RelativePath="..\sources\mainp\velnpo.f90"/&gt;</text:p>
      <text:p text:style-name="P1">&lt;File RelativePath="..\sources\remesh\verifd.f90"/&gt;</text:p>
      <text:p text:style-name="P1">&lt;File RelativePath="..\sources\remesh\vertex.f90"/&gt;</text:p>
      <text:p text:style-name="P1">&lt;File RelativePath="..\sources\matdb\visco20.f90"/&gt;</text:p>
      <text:p text:style-name="P1">&lt;File RelativePath="..\sources\loads\vol2d.f90"/&gt;</text:p>
      <text:p text:style-name="P1">&lt;File RelativePath="..\sources\auxil\vreal_db.f90"/&gt;</text:p>
      <text:p text:style-name="P1">&lt;File RelativePath="..\sources\auxil\vstrg_db.f90"/&gt;</text:p>
      <text:p text:style-name="P1">&lt;File RelativePath="..\sources\auxil\vstru_db.f90"/&gt;</text:p>
      <text:p text:style-name="P1">&lt;File RelativePath="..\sources\loads\waterb_ini.f90"/&gt;</text:p>
      <text:p text:style-name="P1">&lt;File RelativePath="..\sources\matdb\wrflc.f90"/&gt;</text:p>
      <text:p text:style-name="P1">&lt;File RelativePath="..\sources\loads\wrtfl0.f90"/&gt;</text:p>
      <text:p text:style-name="P1">&lt;File RelativePath="..\sources\loads\wrtfl1.f90"/&gt;</text:p>
      <text:p text:style-name="P1">&lt;File RelativePath="..\sources\mainp\wrtpos.f90"/&gt;</text:p>
      <text:p text:style-name="P1">&lt;File RelativePath="..\sources\mainp\wrtrpt.f90"/&gt;</text:p>
      <text:p text:style-name="P1">&lt;File RelativePath="..\sources\drawb\zcoord.f90"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59:34.044227137</meta:creation-date>
    <dc:date>2016-09-01T16:13:35.722257898</dc:date>
    <meta:editing-duration>PT38S</meta:editing-duration>
    <meta:editing-cycles>1</meta:editing-cycles>
    <meta:document-statistic meta:table-count="0" meta:image-count="0" meta:object-count="0" meta:page-count="7" meta:paragraph-count="294" meta:word-count="615" meta:character-count="15614" meta:non-whitespace-character-count="15293"/>
    <meta:generator>LibreOffice/5.1.4.2$Linux_X86_64 LibreOffice_project/10m0$Build-2</meta:generator>
  </office:meta>
</office:document-meta>
</file>